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30"/>
      <style:map style:condition="of:cell-content()=&quot;edge&quot;" style:apply-style-name="cf29"/>
      <style:map style:condition="of:cell-content()=&quot;cloud&quot;" style:apply-style-name="cf2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100000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100000" table:formula="of:=[.K1]" table:style-name="ce3">
            <text:p>TTODA score with part1*100000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office:value-type="float" office:value="8.0645161290322578E-2" table:formula="of:=([.C2]/[.$B$13]+[.D2]/[.$C$13])/[.B2]" table:style-name="ce7">
            <text:p>0,0806</text:p>
          </table:table-cell>
          <table:table-cell office:value-type="float" office:value="5000" table:style-name="ce6">
            <text:p>5000</text:p>
          </table:table-cell>
          <table:table-cell office:value-type="float" office:value="0.41666666666666669" table:formula="of:=([.C2]+[.D2])/([.$B$10]+[.$C$10])" table:style-name="ce7">
            <text:p>0,4167</text:p>
          </table:table-cell>
          <table:table-cell office:value-type="float" office:value="0.41666666666666669" table:formula="of:=([.C2]+[.D2])/([.$B$11]+[.$C$11])" table:style-name="ce7">
            <text:p>0,4167</text:p>
          </table:table-cell>
          <table:table-cell office:value-type="float" office:value="334.72580645161287" table:formula="of:=[.$E2]*[.$F2]+([.$B$18]+0)*(1-1/[.$G2])-([.$B$18]+0-[.$B$16]-0)*[.$H2]" table:style-name="ce8">
            <text:p>334,73</text:p>
          </table:table-cell>
          <table:table-cell office:value-type="float" office:value="-411.11082206035377" table:formula="of:=[.$E2]*[.$F2]+[.$E2]*([.$B$16]+0-[.$B$18]-0)*[.$I2]+([.$E2]*([.$B$18] + 0)/[.$G2])*([.$G2]-1)" table:style-name="ce8">
            <text:p>-411,11</text:p>
          </table:table-cell>
          <table:table-cell office:value-type="float" office:value="33472169.534339227" table:formula="of:=[.$I2]*100000+[.$J2]" table:style-name="ce8">
            <text:p>33472169,53</text:p>
          </table:table-cell>
          <table:table-cell table:style-name="ce4"/>
          <table:table-cell office:value-type="string" office:string-value="sample-app-bash5" table:formula="of:=COM.MICROSOFT.SORT([.A2:.K7];11;1)" table:number-matrix-columns-spanned="11" table:number-matrix-rows-spanned="6" table:style-name="ce5">
            <text:p>sample-app-bash5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6.4516129032258063E-2" table:style-name="ce7">
            <text:p>0,0645</text:p>
          </table:table-cell>
          <table:table-cell office:value-type="float" office:value="3000" table:style-name="ce9">
            <text:p>3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03.54838709677418" table:style-name="ce8">
            <text:p>103,55</text:p>
          </table:table-cell>
          <table:table-cell office:value-type="float" office:value="-12.02913631633715" table:style-name="ce8">
            <text:p>-12,03</text:p>
          </table:table-cell>
          <table:table-cell office:value-type="float" office:value="10354826.680541102" table:style-name="ce8">
            <text:p>10354826,68</text:p>
          </table:table-cell>
          <table:table-cell office:value-type="float" office:value="400" table:formula="of:=IF([.B10]-[.O2]&gt;=0;[.B10]-[.O2];[.B10])" table:style-name="ce5">
            <text:p>400</text:p>
          </table:table-cell>
          <table:table-cell office:value-type="float" office:value="400" table:formula="of:=IF([.C10]-[.P2]&gt;=0;[.C10]-[.P2];[.C10])" table:style-name="ce5">
            <text:p>400</text:p>
          </table:table-cell>
          <table:table-cell office:value-type="float" office:value="600" table:formula="of:=IF([.X2] &gt; 0; [.B11]; IF([.B11]-[.O2] &gt; 0;[.B11]-[.O2];0))" table:style-name="ce5">
            <text:p>600</text:p>
          </table:table-cell>
          <table:table-cell office:value-type="float" office:value="600" table:formula="of:=IF([.Y2] &gt; 0; [.C11]; IF([.C11]-[.P2] &gt; 0;[.C11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3]/[.$B$13]+[.D3]/[.$C$13])/[.B3]" table:style-name="ce7">
            <text:p>0,0968</text:p>
          </table:table-cell>
          <table:table-cell office:value-type="float" office:value="10000" table:style-name="ce6">
            <text:p>10000</text:p>
          </table:table-cell>
          <table:table-cell office:value-type="float" office:value="0.5" table:formula="of:=([.C3]+[.D3])/([.$B$10]+[.$C$10])" table:style-name="ce7">
            <text:p>0,5000</text:p>
          </table:table-cell>
          <table:table-cell office:value-type="float" office:value="0.5" table:formula="of:=([.C3]+[.D3])/([.$B$11]+[.$C$11])" table:style-name="ce7">
            <text:p>0,5000</text:p>
          </table:table-cell>
          <table:table-cell office:value-type="float" office:value="912.74193548387098" table:formula="of:=[.$E3]*[.$F3]+([.$B$18]+0)*(1-1/[.$G3])-([.$B$18]+0-[.$B$16]-0)*[.$H3]" table:style-name="ce8">
            <text:p>912,74</text:p>
          </table:table-cell>
          <table:table-cell office:value-type="float" office:value="-1686.0249739854316" table:formula="of:=[.$E3]*[.$F3]+[.$E3]*([.$B$16]+0-[.$B$18]-0)*[.$I3]+([.$E3]*([.$B$18] + 0)/[.$G3])*([.$G3]-1)" table:style-name="ce8">
            <text:p>-1686,02</text:p>
          </table:table-cell>
          <table:table-cell office:value-type="float" office:value="91272507.523413107" table:formula="of:=[.$I3]*100000+[.$J3]" table:style-name="ce8">
            <text:p>91272507,52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4000" table:style-name="ce9">
            <text:p>4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332.09677419354836" table:style-name="ce8">
            <text:p>332,10</text:p>
          </table:table-cell>
          <table:table-cell office:value-type="float" office:value="-580.92611862643082" table:style-name="ce8">
            <text:p>-580,93</text:p>
          </table:table-cell>
          <table:table-cell office:value-type="float" office:value="33209096.49323621" table:style-name="ce8">
            <text:p>33209096,49</text:p>
          </table:table-cell>
          <table:table-cell office:value-type="float" office:value="100" table:formula="of:=IF([.X2]-[.O3]&gt;=0;[.X2]-[.O3];0)" table:style-name="ce5">
            <text:p>100</text:p>
          </table:table-cell>
          <table:table-cell office:value-type="float" office:value="100" table:formula="of:=IF([.Y2]-[.P3]&gt;=0;[.Y2]-[.P3];0)" table:style-name="ce5">
            <text:p>100</text:p>
          </table:table-cell>
          <table:table-cell office:value-type="float" office:value="600" table:formula="of:=IF([.X3] &gt; 0; [.Z2]; IF([.Z2]-[.O3] &gt; 0;[.Z2]-[.O3];0))" table:style-name="ce5">
            <text:p>600</text:p>
          </table:table-cell>
          <table:table-cell office:value-type="float" office:value="600" table:formula="of:=IF([.Y3] &gt; 0; [.AA2]; IF([.AA2]-[.P3] &gt; 0;[.AA2]-[.P3];0))" table:style-name="ce5">
            <text:p>600</text:p>
          </table:table-cell>
          <table:table-cell office:value-type="string" office:string-value="far-edge" table:formula="of:=IF(AND([.X3] &gt; 0; [.Y3]&gt; 0); &quot;far-edge&quot;; IF(AND([.Z3] &gt; 0; [.AA3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4]/[.$B$13]+[.D4]/[.$C$13])/[.B4]" table:style-name="ce7">
            <text:p>0,0968</text:p>
          </table:table-cell>
          <table:table-cell office:value-type="float" office:value="4000" table:style-name="ce6">
            <text:p>4000</text:p>
          </table:table-cell>
          <table:table-cell office:value-type="float" office:value="0.5" table:formula="of:=([.C4]+[.D4])/([.$B$10]+[.$C$10])" table:style-name="ce7">
            <text:p>0,5000</text:p>
          </table:table-cell>
          <table:table-cell office:value-type="float" office:value="0.5" table:formula="of:=([.C4]+[.D4])/([.$B$11]+[.$C$11])" table:style-name="ce7">
            <text:p>0,5000</text:p>
          </table:table-cell>
          <table:table-cell office:value-type="float" office:value="332.09677419354836" table:formula="of:=[.$E4]*[.$F4]+([.$B$18]+0)*(1-1/[.$G4])-([.$B$18]+0-[.$B$16]-0)*[.$H4]" table:style-name="ce8">
            <text:p>332,10</text:p>
          </table:table-cell>
          <table:table-cell office:value-type="float" office:value="-580.92611862643082" table:formula="of:=[.$E4]*[.$F4]+[.$E4]*([.$B$16]+0-[.$B$18]-0)*[.$I4]+([.$E4]*([.$B$18] + 0)/[.$G4])*([.$G4]-1)" table:style-name="ce8">
            <text:p>-580,93</text:p>
          </table:table-cell>
          <table:table-cell office:value-type="float" office:value="33209096.49323621" table:formula="of:=[.$I4]*100000+[.$J4]" table:style-name="ce8">
            <text:p>33209096,49</text:p>
          </table:table-cell>
          <table:table-cell table:style-name="ce4"/>
          <table:table-cell office:value-type="string" office:string-value="sample-app-bash1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8.0645161290322578E-2" table:style-name="ce7">
            <text:p>0,0806</text:p>
          </table:table-cell>
          <table:table-cell office:value-type="float" office:value="5000" table:style-name="ce9">
            <text:p>5000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334.72580645161287" table:style-name="ce8">
            <text:p>334,73</text:p>
          </table:table-cell>
          <table:table-cell office:value-type="float" office:value="-411.11082206035377" table:style-name="ce8">
            <text:p>-411,11</text:p>
          </table:table-cell>
          <table:table-cell office:value-type="float" office:value="33472169.534339227" table:style-name="ce8">
            <text:p>33472169,53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350" table:formula="of:=IF([.X4] &gt; 0; [.Z3]; IF([.Z3]-[.O4] &gt; 0;[.Z3]-[.O4];0))" table:style-name="ce5">
            <text:p>350</text:p>
          </table:table-cell>
          <table:table-cell office:value-type="float" office:value="350" table:formula="of:=IF([.Y4] &gt; 0; [.AA3]; IF([.AA3]-[.P4] &gt; 0;[.AA3]-[.P4];0))" table:style-name="ce5">
            <text:p>35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6.4516129032258063E-2" table:formula="of:=([.C5]/[.$B$13]+[.D5]/[.$C$13])/[.B5]" table:style-name="ce7">
            <text:p>0,0645</text:p>
          </table:table-cell>
          <table:table-cell office:value-type="float" office:value="21000" table:style-name="ce6">
            <text:p>21000</text:p>
          </table:table-cell>
          <table:table-cell office:value-type="float" office:value="0.33333333333333331" table:formula="of:=([.C5]+[.D5])/([.$B$10]+[.$C$10])" table:style-name="ce7">
            <text:p>0,3333</text:p>
          </table:table-cell>
          <table:table-cell office:value-type="float" office:value="0.33333333333333331" table:formula="of:=([.C5]+[.D5])/([.$B$11]+[.$C$11])" table:style-name="ce7">
            <text:p>0,3333</text:p>
          </table:table-cell>
          <table:table-cell office:value-type="float" office:value="1264.8387096774193" table:formula="of:=[.$E5]*[.$F5]+([.$B$18]+0)*(1-1/[.$G5])-([.$B$18]+0-[.$B$16]-0)*[.$H5]" table:style-name="ce8">
            <text:p>1264,84</text:p>
          </table:table-cell>
          <table:table-cell office:value-type="float" office:value="-1098.3975026014568" table:formula="of:=[.$E5]*[.$F5]+[.$E5]*([.$B$16]+0-[.$B$18]-0)*[.$I5]+([.$E5]*([.$B$18] + 0)/[.$G5])*([.$G5]-1)" table:style-name="ce8">
            <text:p>-1098,40</text:p>
          </table:table-cell>
          <table:table-cell office:value-type="float" office:value="126482772.57023932" table:formula="of:=[.$I5]*100000+[.$J5]" table:style-name="ce8">
            <text:p>126482772,57</text:p>
          </table:table-cell>
          <table:table-cell table:style-name="ce4"/>
          <table:table-cell office:value-type="string" office:string-value="sample-app-bash2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10000" table:style-name="ce9">
            <text:p>10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912.74193548387098" table:style-name="ce8">
            <text:p>912,74</text:p>
          </table:table-cell>
          <table:table-cell office:value-type="float" office:value="-1686.0249739854316" table:style-name="ce8">
            <text:p>-1686,02</text:p>
          </table:table-cell>
          <table:table-cell office:value-type="float" office:value="91272507.523413107" table:style-name="ce8">
            <text:p>91272507,52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50" table:formula="of:=IF([.X5] &gt; 0; [.Z4]; IF([.Z4]-[.O5] &gt; 0;[.Z4]-[.O5];0))" table:style-name="ce5">
            <text:p>50</text:p>
          </table:table-cell>
          <table:table-cell office:value-type="float" office:value="50" table:formula="of:=IF([.Y5] &gt; 0; [.AA4]; IF([.AA4]-[.P5] &gt; 0;[.AA4]-[.P5];0))" table:style-name="ce5">
            <text:p>50</text:p>
          </table:table-cell>
          <table:table-cell office:value-type="string" office:string-value="edge" table:formula="of:=IF(AND([.X5] &gt; 0; [.Y5]&gt; 0); &quot;far-edge&quot;; IF(AND([.Z5] &gt; 0; [.AA5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5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6.4516129032258063E-2" table:formula="of:=([.C6]/[.$B$13]+[.D6]/[.$C$13])/[.B6]" table:style-name="ce7">
            <text:p>0,0645</text:p>
          </table:table-cell>
          <table:table-cell office:value-type="float" office:value="3000" table:style-name="ce6">
            <text:p>3000</text:p>
          </table:table-cell>
          <table:table-cell office:value-type="float" office:value="0.33333333333333331" table:formula="of:=([.C6]+[.D6])/([.$B$10]+[.$C$10])" table:style-name="ce7">
            <text:p>0,3333</text:p>
          </table:table-cell>
          <table:table-cell office:value-type="float" office:value="0.33333333333333331" table:formula="of:=([.C6]+[.D6])/([.$B$11]+[.$C$11])" table:style-name="ce7">
            <text:p>0,3333</text:p>
          </table:table-cell>
          <table:table-cell office:value-type="float" office:value="103.54838709677418" table:formula="of:=[.$E6]*[.$F6]+([.$B$18]+0)*(1-1/[.$G6])-([.$B$18]+0-[.$B$16]-0)*[.$H6]" table:style-name="ce8">
            <text:p>103,55</text:p>
          </table:table-cell>
          <table:table-cell office:value-type="float" office:value="-12.02913631633715" table:formula="of:=[.$E6]*[.$F6]+[.$E6]*([.$B$16]+0-[.$B$18]-0)*[.$I6]+([.$E6]*([.$B$18] + 0)/[.$G6])*([.$G6]-1)" table:style-name="ce8">
            <text:p>-12,03</text:p>
          </table:table-cell>
          <table:table-cell office:value-type="float" office:value="10354826.680541102" table:formula="of:=[.$I6]*100000+[.$J6]" table:style-name="ce8">
            <text:p>10354826,68</text:p>
          </table:table-cell>
          <table:table-cell table:style-name="ce4"/>
          <table:table-cell office:value-type="string" office:string-value="sample-app-bash6" table:style-name="ce5">
            <text:p>sample-app-bash6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6.4516129032258063E-2" table:style-name="ce7">
            <text:p>0,0645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200.3225806451612" table:style-name="ce8">
            <text:p>1200,32</text:p>
          </table:table-cell>
          <table:table-cell office:value-type="float" office:value="-1038.0437044745058" table:style-name="ce8">
            <text:p>-1038,04</text:p>
          </table:table-cell>
          <table:table-cell office:value-type="float" office:value="120031220.02081165" table:style-name="ce8">
            <text:p>120031220,02</text:p>
          </table:table-cell>
          <table:table-cell office:value-type="float" office:value="0" table:formula="of:=IF([.X5]-[.O6]&gt;=0;[.X5]-[.O6];0)" table:style-name="ce5">
            <text:p>0</text:p>
          </table:table-cell>
          <table:table-cell office:value-type="float" office:value="0" table:formula="of:=IF([.Y5]-[.P6]&gt;=0;[.Y5]-[.P6];0)" table:style-name="ce5">
            <text:p>0</text:p>
          </table:table-cell>
          <table:table-cell office:value-type="float" office:value="0" table:formula="of:=IF([.X6] &gt; 0; [.Z5]; IF([.Z5]-[.O6] &gt; 0;[.Z5]-[.O6];0))" table:style-name="ce5">
            <text:p>0</text:p>
          </table:table-cell>
          <table:table-cell office:value-type="float" office:value="0" table:formula="of:=IF([.Y6] &gt; 0; [.AA5]; IF([.AA5]-[.P6] &gt; 0;[.AA5]-[.P6];0))" table:style-name="ce5">
            <text:p>0</text:p>
          </table:table-cell>
          <table:table-cell office:value-type="string" office:string-value="cloud" table:formula="of:=IF(AND([.X6] &gt; 0; [.Y6]&gt; 0); &quot;far-edge&quot;; IF(AND([.Z6] &gt; 0; [.AA6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6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6.4516129032258063E-2" table:formula="of:=([.C7]/[.$B$13]+[.D7]/[.$C$13])/[.B7]" table:style-name="ce7">
            <text:p>0,0645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7]+[.D7])/([.$B$10]+[.$C$10])" table:style-name="ce7">
            <text:p>0,3333</text:p>
          </table:table-cell>
          <table:table-cell office:value-type="float" office:value="0.33333333333333331" table:formula="of:=([.C7]+[.D7])/([.$B$11]+[.$C$11])" table:style-name="ce7">
            <text:p>0,3333</text:p>
          </table:table-cell>
          <table:table-cell office:value-type="float" office:value="1200.3225806451612" table:formula="of:=[.$E7]*[.$F7]+([.$B$18]+0)*(1-1/[.$G7])-([.$B$18]+0-[.$B$16]-0)*[.$H7]" table:style-name="ce8">
            <text:p>1200,32</text:p>
          </table:table-cell>
          <table:table-cell office:value-type="float" office:value="-1038.0437044745058" table:formula="of:=[.$E7]*[.$F7]+[.$E7]*([.$B$16]+0-[.$B$18]-0)*[.$I7]+([.$E7]*([.$B$18] + 0)/[.$G7])*([.$G7]-1)" table:style-name="ce8">
            <text:p>-1038,04</text:p>
          </table:table-cell>
          <table:table-cell office:value-type="float" office:value="120031220.02081165" table:formula="of:=[.$I7]*100000+[.$J7]" table:style-name="ce8">
            <text:p>120031220,02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6.4516129032258063E-2" table:style-name="ce7">
            <text:p>0,0645</text:p>
          </table:table-cell>
          <table:table-cell office:value-type="float" office:value="21000" table:style-name="ce9">
            <text:p>21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1264.8387096774193" table:style-name="ce8">
            <text:p>1264,84</text:p>
          </table:table-cell>
          <table:table-cell office:value-type="float" office:value="-1098.3975026014568" table:style-name="ce8">
            <text:p>-1098,40</text:p>
          </table:table-cell>
          <table:table-cell office:value-type="float" office:value="126482772.57023932" table:style-name="ce8">
            <text:p>126482772,57</text:p>
          </table:table-cell>
          <table:table-cell office:value-type="float" office:value="0" table:formula="of:=IF([.X6]-[.O7]&gt;=0;[.X6]-[.O7];0)" table:style-name="ce5">
            <text:p>0</text:p>
          </table:table-cell>
          <table:table-cell office:value-type="float" office:value="0" table:formula="of:=IF([.Y6]-[.P7]&gt;=0;[.Y6]-[.P7];0)" table:style-name="ce5">
            <text:p>0</text:p>
          </table:table-cell>
          <table:table-cell office:value-type="float" office:value="0" table:formula="of:=IF([.X7] &gt; 0; [.Z6]; IF([.Z6]-[.O7] &gt; 0;[.Z6]-[.O7];0))" table:style-name="ce5">
            <text:p>0</text:p>
          </table:table-cell>
          <table:table-cell office:value-type="float" office:value="0" table:formula="of:=IF([.Y7] &gt; 0; [.AA6]; IF([.AA6]-[.P7] &gt; 0;[.AA6]-[.P7];0))" table:style-name="ce5">
            <text:p>0</text:p>
          </table:table-cell>
          <table:table-cell office:value-type="string" office:string-value="cloud" table:formula="of:=IF(AND([.X7] &gt; 0; [.Y7]&gt; 0); &quot;far-edge&quot;; IF(AND([.Z7] &gt; 0; [.AA7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10]*[.$F10]" table:style-name="ce10">
            <text:p>600</text:p>
          </table:table-cell>
          <table:table-cell office:value-type="float" office:value="600" table:formula="of:=[.E10]*[.$F10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1]*[.$F11]" table:style-name="ce10">
            <text:p>600</text:p>
          </table:table-cell>
          <table:table-cell office:value-type="float" office:value="600" table:formula="of:=[.E11]*[.$F11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2]*[.$F12]" table:style-name="ce10">
            <text:p>5000</text:p>
          </table:table-cell>
          <table:table-cell office:value-type="float" office:value="5000" table:formula="of:=[.E12]*[.$F12]" table:style-name="ce10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6200" table:formula="of:=SUM([.B10:.B12])" table:style-name="ce10">
            <text:p>6200</text:p>
          </table:table-cell>
          <table:table-cell office:value-type="float" office:value="6200" table:formula="of:=SUM([.C10:.C12])" table:style-name="ce10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edge to far-edge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edge</text:p>
          </table:table-cell>
          <table:table-cell office:value-type="float" office:value="30" table:style-name="ce6">
            <text:p>30</text:p>
          </table:table-cell>
          <table:table-cell office:value-type="string" table:style-name="ce13">
            <text:p>L-e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far-edge</text:p>
          </table:table-cell>
          <table:table-cell office:value-type="float" office:value="40" table:formula="of:=SUM([.B16:.B17])" table:style-name="ce14">
            <text:p>40</text:p>
          </table:table-cell>
          <table:table-cell office:value-type="string" table:style-name="ce12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number-rows-repeated="9" table:style-name="ro2">
          <table:table-cell table:number-columns-repeated="29" table:style-name="ce4"/>
          <table:table-cell table:number-columns-repeated="16355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2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19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BDD7EE"/>
      <style:text-properties fo:color="#006100"/>
    </style:style>
    <style:style style:name="cf22" style:family="table-cell" style:data-style-name="N0">
      <style:table-cell-properties fo:background-color="#FFEB9C"/>
      <style:text-properties fo:color="#9C5700"/>
    </style:style>
    <style:style style:name="cf23" style:family="table-cell" style:data-style-name="N0">
      <style:table-cell-properties fo:background-color="#C6EFCE"/>
      <style:text-properties fo:color="#006100"/>
    </style:style>
    <style:style style:name="cf24" style:family="table-cell" style:data-style-name="N0">
      <style:table-cell-properties fo:background-color="#BDD7EE"/>
      <style:text-properties fo:color="#006100"/>
    </style:style>
    <style:style style:name="cf25" style:family="table-cell" style:data-style-name="N0">
      <style:table-cell-properties fo:background-color="#FFEB9C"/>
      <style:text-properties fo:color="#9C5700"/>
    </style:style>
    <style:style style:name="cf26" style:family="table-cell" style:data-style-name="N0">
      <style:table-cell-properties fo:background-color="#C6EFCE"/>
      <style:text-properties fo:color="#006100"/>
    </style:style>
    <style:style style:name="cf27" style:family="table-cell" style:data-style-name="N0">
      <style:table-cell-properties fo:background-color="#BDD7E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28" style:family="table-cell">
      <style:table-cell-properties fo:background-color="#FFEB9C"/>
      <style:text-properties fo:color="#9C5700" style:font-family-generic="swiss"/>
    </style:style>
    <style:style style:name="cf29" style:family="table-cell">
      <style:table-cell-properties fo:background-color="#C6EFCE"/>
      <style:text-properties fo:color="#006100" style:font-family-generic="swiss"/>
    </style:style>
    <style:style style:name="cf30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Microsoft Office User</meta:initial-creator>
    <dc:creator>Microsoft Office User</dc:creator>
    <meta:creation-date>2021-10-28T07:24:40Z</meta:creation-date>
    <dc:date>2021-12-09T23:55:59Z</dc:date>
  </office:meta>
</office:document-meta>
</file>